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57dba1" officeooo:paragraph-rsid="0457dba1"/>
    </style:style>
    <style:style style:name="P2" style:family="paragraph" style:parent-style-name="Footnote">
      <style:text-properties officeooo:rsid="04582144" officeooo:paragraph-rsid="04582144"/>
    </style:style>
    <style:style style:name="P3" style:family="paragraph" style:parent-style-name="Footnote">
      <style:text-properties officeooo:rsid="045c0fe1" officeooo:paragraph-rsid="045c0fe1"/>
    </style:style>
    <style:style style:name="P4" style:family="paragraph" style:parent-style-name="Footnote">
      <style:text-properties officeooo:rsid="045de91d" officeooo:paragraph-rsid="045de91d"/>
    </style:style>
    <style:style style:name="P5" style:family="paragraph" style:parent-style-name="Footnote">
      <style:text-properties officeooo:rsid="045f78f8" officeooo:paragraph-rsid="045f78f8"/>
    </style:style>
    <style:style style:name="P6" style:family="paragraph" style:parent-style-name="Standard">
      <style:paragraph-properties fo:text-align="center" style:justify-single-word="false"/>
      <style:text-properties style:font-name="Sanskrit 2003" fo:font-size="13pt" officeooo:paragraph-rsid="00015df8" style:font-size-asian="13pt" style:font-name-complex="Sanskrit 2003" style:font-size-complex="13pt"/>
    </style:style>
    <style:style style:name="P7" style:family="paragraph" style:parent-style-name="Text_20_body">
      <style:paragraph-properties fo:text-align="center" style:justify-single-word="false"/>
      <style:text-properties style:font-name="Sanskrit 2003" fo:font-size="13pt" officeooo:paragraph-rsid="00015df8" style:font-size-asian="13pt" style:font-name-complex="Sanskrit 2003" style:font-size-complex="13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15df8" style:font-size-asian="13pt" style:font-weight-asian="bold" style:font-name-complex="Sanskrit 2003" style:font-size-complex="13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15df8" style:font-size-asian="13pt" style:font-name-complex="Sanskrit 2003" style:font-size-complex="13pt"/>
    </style:style>
    <style:style style:name="T1" style:family="text">
      <style:text-properties officeooo:rsid="04576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57627a" style:font-weight-asian="bold" style:font-weight-complex="bold"/>
    </style:style>
    <style:style style:name="T4" style:family="text">
      <style:text-properties officeooo:rsid="0457dba1"/>
    </style:style>
    <style:style style:name="T5" style:family="text">
      <style:text-properties officeooo:rsid="04582144"/>
    </style:style>
    <style:style style:name="T6" style:family="text">
      <style:text-properties officeooo:rsid="045b7da3"/>
    </style:style>
    <style:style style:name="T7" style:family="text">
      <style:text-properties fo:color="#000000"/>
    </style:style>
    <style:style style:name="T8" style:family="text">
      <style:text-properties fo:color="#000000" officeooo:rsid="045b7da3"/>
    </style:style>
    <style:style style:name="T9" style:family="text">
      <style:text-properties fo:color="#000000" officeooo:rsid="0457dba1"/>
    </style:style>
    <style:style style:name="T10" style:family="text">
      <style:text-properties fo:color="#000000" officeooo:rsid="045c0fe1"/>
    </style:style>
    <style:style style:name="T11" style:family="text">
      <style:text-properties fo:color="#000000" officeooo:rsid="045d8c7b"/>
    </style:style>
    <style:style style:name="T12" style:family="text">
      <style:text-properties officeooo:rsid="045d8c7b"/>
    </style:style>
    <style:style style:name="T13" style:family="text">
      <style:text-properties officeooo:rsid="045de91d"/>
    </style:style>
    <style:style style:name="T14" style:family="text">
      <style:text-properties officeooo:rsid="00015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अथ<text:span text:style-name="T1">ैको</text:span>नचत्वारिंशोऽध्यायः । </text:p>
      <text:p text:style-name="P9"><text:span text:style-name="T3">विष्ण्वादिदेवताप्रतिष्ठाने </text:span><text:span text:style-name="T2">भूपरिग्रहविधान</text:span><text:span text:style-name="T3">म्</text:span><text:line-break/><text:note text:id="ftn352" text:note-class="footnote"><text:note-citation>1</text:note-citation><text:note-body><text:p text:style-name="P1">अग्निरुवाच</text:p></text:note-body></text:note>हयग्रीव उवाच -</text:p>
      <text:p text:style-name="P9">विष्ण्वादीनां प्रतिष्ठादि वक्ष्ये ब्रह्मन् शृणुष्व मे । <text:line-break/>प्रोक्तानि पञ्चरात्राणि सप्तरात्राणि वै मया ॥१<text:span text:style-name="T4">॥</text:span> <text:line-break/>व्यस्तानि मुनिभिर्लोके पञ्चविंशतिसङ्ख्यया । <text:s/><text:line-break/>हयशीर्षं तन्त्रमाद्यं तन्त्रं त्रैलोक्यमोहन<text:span text:style-name="T5">म्</text:span> ॥२<text:span text:style-name="T4">॥</text:span> <text:line-break/>वैभवं पौष्करं तन्त्रं प्रह्राद<text:span text:style-name="T5">ं गा</text:span>र्ग्यगालव<text:span text:style-name="T5">म्</text:span> । <text:s/><text:line-break/>नारदीयञ्च <text:note text:id="ftn353" text:note-class="footnote"><text:note-citation>2</text:note-citation><text:note-body><text:p text:style-name="P2">श्रीप्रश्नं</text:p></text:note-body></text:note>सम्प्रश्नं शाण्डिल्यं वैश्वकं <text:s/>तथा ॥३<text:span text:style-name="T4">॥</text:span> <text:line-break/>सत्योक्तं शौनकं तन्त्रं वासिष्ठं ज्ञानसागर<text:span text:style-name="T6">म्</text:span> । <text:line-break/><text:span text:style-name="T7">स्वायम्भुवं क</text:span><text:span text:style-name="T8">ा</text:span><text:span text:style-name="T7">पिलञ्च तार्क्</text:span><text:span text:style-name="T8">ष्यं</text:span><text:span text:style-name="T7"> नारायणीयक</text:span><text:span text:style-name="T8">म्</text:span><text:span text:style-name="T7"> ॥४</text:span><text:span text:style-name="T9">॥</text:span><text:span text:style-name="T7"> <text:line-break/>आत्रेयं नारसिंहाख्यमानन्दाख्यं तथा</text:span><text:span text:style-name="T10">ऽऽ</text:span><text:span text:style-name="T7">रुण</text:span><text:span text:style-name="T10">म्</text:span><text:span text:style-name="T7"> । <text:line-break/>बौधायनं </text:span><text:span text:style-name="T7"><text:note text:id="ftn0" text:note-class="footnote"><text:note-citation>3</text:note-citation><text:note-body><text:p text:style-name="P3">तथाऽष्टाङ्गं</text:p></text:note-body></text:note></text:span><text:span text:style-name="T7">तथार्षं तु <text:s/>विश्वोक्तं तस्य सारतः ॥५</text:span><text:span text:style-name="T9">॥</text:span><text:span text:style-name="T7"> <text:line-break/>प्रतिष्ठां हि द्विजः कु</text:span><text:span text:style-name="T10">र्या</text:span><text:span text:style-name="T7">न्मध्यदेशादिसम्भवः । <text:s/><text:line-break/>न कच्छदेशसम्भूतः कावेरीक</text:span><text:span text:style-name="T10">ौ</text:span><text:span text:style-name="T7">ङ्कणोद्गतः ॥६</text:span><text:span text:style-name="T9">॥</text:span><text:span text:style-name="T7"> <text:line-break/>कामरूप</text:span><text:span text:style-name="T10">ः </text:span><text:span text:style-name="T7">कलिङ्गो</text:span><text:span text:style-name="T10">त्थः</text:span><text:span text:style-name="T7"> काञ्चीकाश्मीरको</text:span><text:span text:style-name="T10">स</text:span><text:span text:style-name="T7">लः <text:s/>। <text:s/><text:line-break/>आकाशवायुतेजोम्बुभूरेताः पञ्चरात्रयः ॥७</text:span><text:span text:style-name="T9">॥</text:span><text:span text:style-name="T7"> <text:line-break/>अचैतन्यास्तमोद्रिक्ताः पञ्चरात्र</text:span><text:span text:style-name="T10">ि</text:span><text:span text:style-name="T7">विवर्जित</text:span><text:span text:style-name="T10">ाः</text:span><text:span text:style-name="T7"> । <text:line-break/>ब्रह्मा</text:span><text:span text:style-name="T11">ऽ</text:span><text:span text:style-name="T7">हं विष्णुरमल इति विद्यात्स देशिकः ॥८</text:span><text:span text:style-name="T9">॥</text:span><text:span text:style-name="T7"> <text:line-break/>स</text:span><text:span text:style-name="T11">र्व</text:span><text:span text:style-name="T7">लक्षणहीनो</text:span><text:span text:style-name="T11">ऽ</text:span><text:span text:style-name="T7">पि स गुरुस्तन्त्रपारगः । </text:span></text:p>
      <text:p text:style-name="P9"><text:soft-page-break/>नगराभिमुखाः स्थाप्या देवा न च पराङ्मुखाः ॥९<text:span text:style-name="T4">॥</text:span> <text:line-break/>कुरुक्षेत्रे गयादौ च नदीना<text:span text:style-name="T12">ं तु</text:span> <text:s/>समीपतः ।<text:line-break/>ब्रह्मा मध्ये तु नगरे पूर्वे शक्रस्य शोभन<text:span text:style-name="T12">म्</text:span> ॥१०<text:span text:style-name="T4">॥</text:span> <text:line-break/>अग्नावग्नेश्च मातॄणां भूतानाञ्च यमस्य च ।<text:line-break/>दक्षिणे चण्डिकायाश्च पितृदैत्यादिकस्य च ॥११<text:span text:style-name="T4">॥</text:span> <text:line-break/>नैरृते मन्दिरं कुर्यात् वरुणादेश्च वारुणे । <text:line-break/>वायो<text:span text:style-name="T12">र्ना</text:span>गस्य वायव्ये सौम्ये यक्षगुहस्य च ॥१२<text:span text:style-name="T4">॥</text:span> <text:line-break/>चण्डीशस्य महेशस्य ऐशे विष्णोश्च सर्वशः ।<text:line-break/>पूर्वदेवकुलं पीड्य प्रासादं स्वल्पकं त्वथ ॥१३<text:span text:style-name="T4">॥</text:span> <text:line-break/>समं वाप्यधिकं वापि न क<text:span text:style-name="T12">र्त'</text:span>व्यं विजानता । <text:line-break/>उभयोर्द्विगुणां सीमां त्यक्त्वा चोच्छ्रयस<text:span text:style-name="T12">म्मिताम्</text:span> ॥१४<text:span text:style-name="T4">॥</text:span> <text:line-break/>प्रासादं कारयेदन्यं नोभयं पी<text:span text:style-name="T12">ड</text:span>येद्बुधः ।<text:line-break/>भूमौ तु शोधितायां तु कुर्या<text:span text:style-name="T12">द्भू</text:span>मिपरिग्रह<text:span text:style-name="T12">म्</text:span> ॥१५<text:span text:style-name="T4">॥</text:span> <text:line-break/>प्राकारसीमाप<text:span text:style-name="T12">र्य</text:span>न्तं ततो भ<text:span text:style-name="T12">ू</text:span>तबलिं हरेत् । <text:line-break/>माषं हरिद्राचूर्ण<text:span text:style-name="T12">ं तु</text:span> सलाजं दधिसक्तुभिः ॥१६<text:span text:style-name="T4">॥</text:span> <text:line-break/>अष्टाक्षरेण सक्तूंश्च पातयित्वा<text:span text:style-name="T12">ऽ</text:span>ष्टदिक्षु च ।<text:line-break/>राक्षसाश्च पिशाचाश्च ये<text:span text:style-name="T12">ऽ</text:span>स्मिंस्तिष्ठन्ति भूतले ॥१७<text:span text:style-name="T4">॥</text:span> <text:line-break/>स<text:span text:style-name="T12">र्वे</text:span> ते व्यपगच्छन्तु स्थानं कु<text:span text:style-name="T13">र्या</text:span>महं हरेः ।<text:line-break/>हलेन <text:span text:style-name="T13">दार</text:span>यित्वा<text:note text:id="ftn354" text:note-class="footnote"><text:note-citation>4</text:note-citation><text:note-body><text:p text:style-name="P4">वाहयित्वा</text:p></text:note-body></text:note> गां गोभिश्चैवावदारयेत् ॥१८<text:span text:style-name="T4">॥</text:span> <text:line-break/>परमाण्वष्टकेनैव रथरेणुः प्रकीर्तितः । <text:line-break/>रथरेण्वष्टकेनैव त्रसरेणुः प्रकीर्त्यते ॥१९<text:span text:style-name="T4">॥</text:span> <text:line-break/><text:soft-page-break/>तैरष्टभिस्तु <text:span text:style-name="T13">वा</text:span>लाग्रं लिख्या<text:note text:id="ftn355" text:note-class="footnote"><text:note-citation>5</text:note-citation><text:note-body><text:p text:style-name="P4">लिक्षा</text:p></text:note-body></text:note> तैरष्टभिर्मता । <text:line-break/>ताभिर्यूकाष्टभिः ख्याता ताश्चाष्टौ यवमध्यमः ॥२०<text:span text:style-name="T4">॥</text:span> </text:p>
      <text:p text:style-name="P7">यवाष्टकैरङ्गुलं स्याच्चतुर्विंशाङ्गुलः करः । <text:line-break/>चतुरङ्गुलसंयुक्तः स हस्तः<text:note text:id="ftn356" text:note-class="footnote"><text:note-citation>6</text:note-citation><text:note-body><text:p text:style-name="P5">स्वहस्तः</text:p></text:note-body></text:note> <text:s/>पद्महस्तकः ॥२१<text:span text:style-name="T4">॥</text:span> </text:p>
      <text:p text:style-name="P7">इत्यादिमहापुराणे आग्नेये प्रतिष्ठायां भूपरिग्रहो नामो चत्वारिंशो<text:span text:style-name="T14">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51:50.029744265</meta:creation-date>
    <dc:date>2017-04-28T11:53:40.885128788</dc:date>
    <meta:editing-duration>PT1M51S</meta:editing-duration>
    <meta:editing-cycles>1</meta:editing-cycles>
    <meta:document-statistic meta:table-count="0" meta:image-count="0" meta:object-count="0" meta:page-count="3" meta:paragraph-count="12" meta:word-count="245" meta:character-count="1163" meta:non-whitespace-character-count="884"/>
    <meta:generator>LibreOffice/5.1.6.2$Linux_X86_64 LibreOffice_project/10m0$Build-2</meta:generator>
  </office:meta>
</office:document-meta>
</file>